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c0c" officeooo:paragraph-rsid="0010cc0c"/>
    </style:style>
    <style:style style:name="P2" style:family="paragraph" style:parent-style-name="Standard">
      <style:text-properties officeooo:rsid="0010cc0c" officeooo:paragraph-rsid="00113533"/>
    </style:style>
    <style:style style:name="P3" style:family="paragraph" style:parent-style-name="Standard">
      <style:text-properties officeooo:rsid="00113533" officeooo:paragraph-rsid="00113533"/>
    </style:style>
    <style:style style:name="P4" style:family="paragraph" style:parent-style-name="Standard">
      <style:text-properties officeooo:rsid="00130b7a" officeooo:paragraph-rsid="00130b7a"/>
    </style:style>
    <style:style style:name="P5" style:family="paragraph" style:parent-style-name="Standard">
      <style:text-properties officeooo:rsid="0014f1c3" officeooo:paragraph-rsid="0014f1c3"/>
    </style:style>
    <style:style style:name="P6" style:family="paragraph" style:parent-style-name="Standard">
      <style:text-properties officeooo:rsid="00159221" officeooo:paragraph-rsid="00159221"/>
    </style:style>
    <style:style style:name="P7" style:family="paragraph" style:parent-style-name="Standard">
      <style:text-properties officeooo:rsid="0016b1b8" officeooo:paragraph-rsid="0016b1b8"/>
    </style:style>
    <style:style style:name="P8" style:family="paragraph" style:parent-style-name="Standard">
      <style:text-properties officeooo:rsid="0018575c" officeooo:paragraph-rsid="0018575c"/>
    </style:style>
    <style:style style:name="P9" style:family="paragraph" style:parent-style-name="Standard">
      <style:text-properties officeooo:rsid="001ae88a" officeooo:paragraph-rsid="001ae88a"/>
    </style:style>
    <style:style style:name="P10" style:family="paragraph" style:parent-style-name="Standard">
      <style:text-properties officeooo:rsid="001b54e9" officeooo:paragraph-rsid="001b54e9"/>
    </style:style>
    <style:style style:name="P11" style:family="paragraph" style:parent-style-name="Standard">
      <style:text-properties officeooo:rsid="001d547d" officeooo:paragraph-rsid="001d547d"/>
    </style:style>
    <style:style style:name="P12" style:family="paragraph" style:parent-style-name="Standard">
      <style:text-properties officeooo:rsid="002090fa" officeooo:paragraph-rsid="002090fa"/>
    </style:style>
    <style:style style:name="P13" style:family="paragraph" style:parent-style-name="Standard">
      <style:text-properties officeooo:rsid="002523d4" officeooo:paragraph-rsid="002523d4"/>
    </style:style>
    <style:style style:name="P14" style:family="paragraph" style:parent-style-name="Standard">
      <style:text-properties officeooo:rsid="0026e36f" officeooo:paragraph-rsid="0026e36f"/>
    </style:style>
    <style:style style:name="P15" style:family="paragraph" style:parent-style-name="Standard">
      <style:text-properties officeooo:rsid="0028a461" officeooo:paragraph-rsid="0028a461"/>
    </style:style>
    <style:style style:name="P16" style:family="paragraph" style:parent-style-name="Standard">
      <style:text-properties officeooo:rsid="00292d78" officeooo:paragraph-rsid="00292d78"/>
    </style:style>
    <style:style style:name="P17" style:family="paragraph" style:parent-style-name="Standard">
      <style:text-properties officeooo:rsid="00314904" officeooo:paragraph-rsid="00314904"/>
    </style:style>
    <style:style style:name="P18" style:family="paragraph" style:parent-style-name="Standard">
      <style:text-properties officeooo:rsid="0031a89b" officeooo:paragraph-rsid="0031a89b"/>
    </style:style>
    <style:style style:name="P19" style:family="paragraph" style:parent-style-name="Standard">
      <style:text-properties officeooo:rsid="0031e2a7" officeooo:paragraph-rsid="0031e2a7"/>
    </style:style>
    <style:style style:name="P20" style:family="paragraph" style:parent-style-name="Standard">
      <style:text-properties officeooo:rsid="0032cbf3" officeooo:paragraph-rsid="0032cbf3"/>
    </style:style>
    <style:style style:name="P21" style:family="paragraph" style:parent-style-name="Standard">
      <style:text-properties officeooo:rsid="001b8a0f" officeooo:paragraph-rsid="001b8a0f"/>
    </style:style>
    <style:style style:name="P22" style:family="paragraph" style:parent-style-name="Standard">
      <style:text-properties officeooo:rsid="0033ae17" officeooo:paragraph-rsid="0033ae17"/>
    </style:style>
    <style:style style:name="P23" style:family="paragraph" style:parent-style-name="Standard">
      <style:text-properties officeooo:rsid="001d23cc" officeooo:paragraph-rsid="001d23cc"/>
    </style:style>
    <style:style style:name="P24" style:family="paragraph" style:parent-style-name="Standard">
      <style:text-properties officeooo:rsid="00358bf6" officeooo:paragraph-rsid="00358bf6"/>
    </style:style>
    <style:style style:name="P25" style:family="paragraph" style:parent-style-name="Standard">
      <style:text-properties officeooo:rsid="0036ec20" officeooo:paragraph-rsid="0036ec20"/>
    </style:style>
    <style:style style:name="P26" style:family="paragraph" style:parent-style-name="Standard">
      <style:text-properties officeooo:rsid="001d74e8" officeooo:paragraph-rsid="001d74e8"/>
    </style:style>
    <style:style style:name="P27" style:family="paragraph" style:parent-style-name="Standard">
      <style:text-properties officeooo:rsid="001ec248" officeooo:paragraph-rsid="001ec248"/>
    </style:style>
    <style:style style:name="P28" style:family="paragraph" style:parent-style-name="Standard">
      <style:text-properties officeooo:rsid="003a9c6a" officeooo:paragraph-rsid="003a9c6a"/>
    </style:style>
    <style:style style:name="P29" style:family="paragraph" style:parent-style-name="Standard">
      <style:text-properties officeooo:rsid="003d3f6b" officeooo:paragraph-rsid="003d3f6b"/>
    </style:style>
    <style:style style:name="P30" style:family="paragraph" style:parent-style-name="Standard">
      <style:text-properties officeooo:rsid="003fe544" officeooo:paragraph-rsid="003fe544"/>
    </style:style>
    <style:style style:name="P31" style:family="paragraph" style:parent-style-name="Standard">
      <style:text-properties officeooo:rsid="004013fa" officeooo:paragraph-rsid="004013fa"/>
    </style:style>
    <style:style style:name="P32" style:family="paragraph" style:parent-style-name="Standard">
      <style:text-properties officeooo:rsid="00425ed4" officeooo:paragraph-rsid="00425ed4"/>
    </style:style>
    <style:style style:name="P33" style:family="paragraph" style:parent-style-name="Standard">
      <style:text-properties officeooo:rsid="00436fc5" officeooo:paragraph-rsid="00436fc5"/>
    </style:style>
    <style:style style:name="P34" style:family="paragraph" style:parent-style-name="Standard">
      <style:text-properties officeooo:rsid="0043cc6f" officeooo:paragraph-rsid="0043cc6f"/>
    </style:style>
    <style:style style:name="P35" style:family="paragraph" style:parent-style-name="Standard">
      <style:text-properties officeooo:rsid="0043f546" officeooo:paragraph-rsid="0043f546"/>
    </style:style>
    <style:style style:name="P36" style:family="paragraph" style:parent-style-name="Standard">
      <style:text-properties officeooo:rsid="0045abd4" officeooo:paragraph-rsid="0045abd4"/>
    </style:style>
    <style:style style:name="P37" style:family="paragraph" style:parent-style-name="Standard">
      <style:text-properties officeooo:rsid="00476451" officeooo:paragraph-rsid="00476451"/>
    </style:style>
    <style:style style:name="P38" style:family="paragraph" style:parent-style-name="Standard">
      <style:text-properties officeooo:rsid="004b5612" officeooo:paragraph-rsid="004b5612"/>
    </style:style>
    <style:style style:name="P39" style:family="paragraph" style:parent-style-name="Standard">
      <style:text-properties officeooo:rsid="004cfb14" officeooo:paragraph-rsid="004cfb14"/>
    </style:style>
    <style:style style:name="P40" style:family="paragraph" style:parent-style-name="Standard">
      <style:text-properties officeooo:rsid="004fa55d" officeooo:paragraph-rsid="004fa55d"/>
    </style:style>
    <style:style style:name="P41" style:family="paragraph" style:parent-style-name="Standard">
      <style:text-properties officeooo:rsid="00506072" officeooo:paragraph-rsid="00506072"/>
    </style:style>
    <style:style style:name="P42" style:family="paragraph" style:parent-style-name="Standard">
      <style:text-properties officeooo:rsid="0051d696" officeooo:paragraph-rsid="0051d696"/>
    </style:style>
    <style:style style:name="P43" style:family="paragraph" style:parent-style-name="Standard">
      <style:text-properties officeooo:rsid="00534098" officeooo:paragraph-rsid="00534098"/>
    </style:style>
    <style:style style:name="P44" style:family="paragraph" style:parent-style-name="Standard">
      <style:text-properties officeooo:rsid="00540faf" officeooo:paragraph-rsid="00540faf"/>
    </style:style>
    <style:style style:name="P45" style:family="paragraph" style:parent-style-name="Standard">
      <style:text-properties officeooo:rsid="00545ffc" officeooo:paragraph-rsid="00545ffc"/>
    </style:style>
    <style:style style:name="P46" style:family="paragraph" style:parent-style-name="Standard">
      <style:text-properties officeooo:rsid="0055a332" officeooo:paragraph-rsid="0055a332"/>
    </style:style>
    <style:style style:name="P47" style:family="paragraph" style:parent-style-name="Standard">
      <style:text-properties officeooo:rsid="00578a57" officeooo:paragraph-rsid="00578a57"/>
    </style:style>
    <style:style style:name="P48" style:family="paragraph" style:parent-style-name="Standard">
      <style:text-properties officeooo:rsid="0057ea8a" officeooo:paragraph-rsid="0057ea8a"/>
    </style:style>
    <style:style style:name="P49" style:family="paragraph" style:parent-style-name="Standard">
      <style:text-properties officeooo:rsid="00591085" officeooo:paragraph-rsid="00591085"/>
    </style:style>
    <style:style style:name="P50" style:family="paragraph" style:parent-style-name="Standard">
      <style:text-properties officeooo:rsid="00597dd7" officeooo:paragraph-rsid="00597dd7"/>
    </style:style>
    <style:style style:name="T1" style:family="text">
      <style:text-properties officeooo:rsid="00195880"/>
    </style:style>
    <style:style style:name="T2" style:family="text">
      <style:text-properties officeooo:rsid="002217d5"/>
    </style:style>
    <style:style style:name="T3" style:family="text">
      <style:text-properties officeooo:rsid="00233632"/>
    </style:style>
    <style:style style:name="T4" style:family="text">
      <style:text-properties officeooo:rsid="002523d4"/>
    </style:style>
    <style:style style:name="T5" style:family="text">
      <style:text-properties officeooo:rsid="0026e36f"/>
    </style:style>
    <style:style style:name="T6" style:family="text">
      <style:text-properties officeooo:rsid="002be1f7"/>
    </style:style>
    <style:style style:name="T7" style:family="text">
      <style:text-properties officeooo:rsid="002eb764"/>
    </style:style>
    <style:style style:name="T8" style:family="text">
      <style:text-properties officeooo:rsid="002f180e"/>
    </style:style>
    <style:style style:name="T9" style:family="text">
      <style:text-properties officeooo:rsid="00304ae4"/>
    </style:style>
    <style:style style:name="T10" style:family="text">
      <style:text-properties officeooo:rsid="0033494a"/>
    </style:style>
    <style:style style:name="T11" style:family="text">
      <style:text-properties officeooo:rsid="00362a66"/>
    </style:style>
    <style:style style:name="T12" style:family="text">
      <style:text-properties officeooo:rsid="0037edfb"/>
    </style:style>
    <style:style style:name="T13" style:family="text">
      <style:text-properties officeooo:rsid="0038c6e0"/>
    </style:style>
    <style:style style:name="T14" style:family="text">
      <style:text-properties officeooo:rsid="003ac3c1"/>
    </style:style>
    <style:style style:name="T15" style:family="text">
      <style:text-properties officeooo:rsid="003b81ed"/>
    </style:style>
    <style:style style:name="T16" style:family="text">
      <style:text-properties officeooo:rsid="003ec08f"/>
    </style:style>
    <style:style style:name="T17" style:family="text">
      <style:text-properties officeooo:rsid="0041eb64"/>
    </style:style>
    <style:style style:name="T18" style:family="text">
      <style:text-properties officeooo:rsid="004458a2"/>
    </style:style>
    <style:style style:name="T19" style:family="text">
      <style:text-properties officeooo:rsid="0045b2e0"/>
    </style:style>
    <style:style style:name="T20" style:family="text">
      <style:text-properties officeooo:rsid="0048b385"/>
    </style:style>
    <style:style style:name="T21" style:family="text">
      <style:text-properties officeooo:rsid="004b5612"/>
    </style:style>
    <style:style style:name="T22" style:family="text">
      <style:text-properties officeooo:rsid="004cec2a"/>
    </style:style>
    <style:style style:name="T23" style:family="text">
      <style:text-properties officeooo:rsid="004e428a"/>
    </style:style>
    <style:style style:name="T24" style:family="text">
      <style:text-properties officeooo:rsid="00540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o: </text:p>
      <text:p text:style-name="P2">Design Patterns com Java – Projeto Orientado a Objetos guiado por padrões</text:p>
      <text:p text:style-name="P1"/>
      <text:p text:style-name="P3">Capítulo 1</text:p>
      <text:p text:style-name="P3"/>
      <text:p text:style-name="P3">Conceitos da Orientação a Objetos</text:p>
      <text:p text:style-name="P3"/>
      <text:p text:style-name="P3">Classes e Objetos</text:p>
      <text:p text:style-name="P3">Herança</text:p>
      <text:p text:style-name="P3">Encapsulamento</text:p>
      <text:p text:style-name="P3">Polimorfismo</text:p>
      <text:p text:style-name="P3"/>
      <text:p text:style-name="P3">Cálculo do Valor do Estacionamento </text:p>
      <text:p text:style-name="P3"/>
      <text:p text:style-name="P12">Exemplo do cálculo de valor de estacionamento para diferentes carros, horários e tempo. Muitas condicionais que foram extraídas em distintas classes estendidas de uma interface comum <text:span text:style-name="T3">implementando certo algorítimo.</text:span> Uma classe (ContaEstacionamento) possui uma <text:span text:style-name="T4">referência</text:span> da interface <text:span text:style-name="T6">em comum (uma composição) </text:span>e em tempo de execução (flyway) troca a implementação segundo a necessidade do cálculo. <text:span text:style-name="T2">Este é o padrão Strategy.</text:span></text:p>
      <text:p text:style-name="P3"/>
      <text:p text:style-name="P4">Pensando em Composição</text:p>
      <text:p text:style-name="P4"/>
      <text:p text:style-name="P13"><text:span text:style-name="T8">Saber p</text:span>ensar em composição é uma <text:span text:style-name="T7">boa</text:span> forma de entender <text:span text:style-name="T7">muitos d</text:span>os padrões de projetos e nos auxilia na hora de desenhar nossas classes. Em vez de pensar somente em herança pense em composição essa é a dica para iniciantes e todos os interessados em construir classes com bom design. <text:span text:style-name="T5">Encaixa aqui também os chavões da Gang of Four: programe para uma interface não uma implementação.</text:span></text:p>
      <text:p text:style-name="P14">Favoreça a composição mais do que a herança.</text:p>
      <text:p text:style-name="P4"/>
      <text:p text:style-name="P5">Chegando aos Padrões Pela Refatoração</text:p>
      <text:p text:style-name="P5"/>
      <text:p text:style-name="P15">Exibe bons gráficos, estilo uml, descrevendo passos para uma boa refatoração. Fica a dica para ler e estudar livro de Refatoração do tio Martin.</text:p>
      <text:p text:style-name="P5"/>
      <text:p text:style-name="P7">Capítulo 2</text:p>
      <text:p text:style-name="P6">Reuso através da Herança</text:p>
      <text:p text:style-name="P1"/>
      <text:p text:style-name="P16">Mostra alguns padrões que tem como principal fundamento o uso de herança.</text:p>
      <text:p text:style-name="P8"/>
      <text:p text:style-name="P8">Null Object</text:p>
      <text:p text:style-name="P8"/>
      <text:p text:style-name="P16">Mostra o caso de classe que tem que verificar se um objeto, CarrinhoDeCompra (Carrinho), está vindo nulo de um request, <text:span text:style-name="T9">caso</text:span> não estiver preenche atributos da requisição com valores vindo do carrinho senão atribui valores padrões, <text:span text:style-name="T9">criando assim método</text:span> com muitas condicionais. Solução com padrão Null Object, classe CarrinhoNullo e<text:span text:style-name="T9">s</text:span>tende Carrinho com getters para valores padrões. Depois classe CarrinhoFactory devolve ou Carrinho ou CarrinhoNullo e as atribuições para o objeto de requisição ficam mais legíveis e com menos condicionais.</text:p>
      <text:p text:style-name="P16"/>
      <text:p text:style-name="P29">Aqui ele elucida um pouco a questão de como verificar se há algum problema de design relacionado com herança e sugere a aplicação do princípio de substituição de Liskov.</text:p>
      <text:p text:style-name="P8"/>
      <text:p text:style-name="P8">Hook Methods</text:p>
      <text:p text:style-name="P8"><text:soft-page-break/></text:p>
      <text:p text:style-name="P17">Descreve métodos ganchos. Superclasse abstrata que possui método concreto que chama um método próprio abstrato, assim as subclasses implementam o método abstrato. </text:p>
      <text:p text:style-name="P8"/>
      <text:p text:style-name="P8"/>
      <text:p text:style-name="P8"/>
      <text:p text:style-name="P8"><text:span text:style-name="T1">Passos diferentes na mesma ordem - </text:span>Template Method</text:p>
      <text:p text:style-name="P8"/>
      <text:p text:style-name="P18">Padrão de projeto que faz uso “pesado” de hook métodos. Algorítimo, em classe abstrata, que segue determinado fluxo incorpora métodos ganchos que podem ser implementados ou não nas subclasses. <text:span text:style-name="T10">Ou seja, o</text:span> algorítimo é o mesmo em todas as subclasses (mesma ordem) mas diferentes (passos diferentes) em cada subclasse. <text:s/></text:p>
      <text:p text:style-name="P18"/>
      <text:p text:style-name="P20">Exemplo do gerador de arquivos que tem implementações especializadas para a geração de conteúdo.</text:p>
      <text:p text:style-name="P8"/>
      <text:p text:style-name="P9">Criando Objetos na Subclasse</text:p>
      <text:p text:style-name="P9"/>
      <text:p text:style-name="P19">Aqui ele exemplifica o padrão method factory através do método getDAO que é abstrato e as subclasses que implementam a fábrica de DAO.</text:p>
      <text:p text:style-name="P9"/>
      <text:p text:style-name="P10">Capitulo 3 </text:p>
      <text:p text:style-name="P10">Delegando Comportamento com Composição</text:p>
      <text:p text:style-name="P10"/>
      <text:p text:style-name="P20">Exemplo do mundo real no qual todas construções do <text:span text:style-name="T14">homem</text:span> são compostas de pequenas partes. Carro é composto de partes, casa, computadores, etc. Em OOP a mesma coisa um objeto é composto de partes ou componentes mais granulares.</text:p>
      <text:p text:style-name="P10"/>
      <text:p text:style-name="P21">Bridge – Uma ponte entre duas variabilidades</text:p>
      <text:p text:style-name="P21"/>
      <text:p text:style-name="P22">Ao tentar especializar o gerador de arquivos para xml criptografado <text:s/>e xml compactado houve a duplicação do código nas subclasses. Solução Bridge que cria uma ponte entre duas <text:span text:style-name="T15">hierarquias</text:span> ligadas por composição permitindo que ambas variem de forma independente.</text:p>
      <text:p text:style-name="P22"/>
      <text:p text:style-name="P23">Hook Classes</text:p>
      <text:p text:style-name="P23"/>
      <text:p text:style-name="P24">Mostrando que hook class é usado no <text:span text:style-name="T11">padrão </text:span>strategy <text:span text:style-name="T11">e claro que os ganchos são não somente para métodos.</text:span></text:p>
      <text:p text:style-name="P24"/>
      <text:p text:style-name="P11">State – variando o comportamento com o estado da classe</text:p>
      <text:p text:style-name="P11"/>
      <text:p text:style-name="P25"><text:span text:style-name="T12">Mostra o padrão State no exemplo de busca com profundidade em árvore de nós. </text:span>Algorítimo com lógica diferente respondendo a mudanças de estado. <text:span text:style-name="T13">Delegação para atributo que segue dada interface segundo mudança de estado.</text:span></text:p>
      <text:p text:style-name="P11"/>
      <text:p text:style-name="P26">Substituindo Condicionais por polimorfismo (Strategy e State)</text:p>
      <text:p text:style-name="P27">Compondo com múltiplos objetos – Observer</text:p>
      <text:p text:style-name="P27"/>
      <text:p text:style-name="P28">Os dois tópicos acima são <text:span text:style-name="T16">autoexplicativos</text:span>.</text:p>
      <text:p text:style-name="P28"/>
      <text:p text:style-name="P30">Capitulo 4</text:p>
      <text:p text:style-name="P30">Composição Recursiva</text:p>
      <text:p text:style-name="P31"><text:soft-page-break/>Descreve a <text:span text:style-name="T17">característica</text:span> de que uma classe pode conter um atributo do seu próprio tipo e que podemos em algum método chamar ou dado método do próprio tipo através do atributo. Além disso podemos nos vale de polimorfismo sendo que a referência de instancia seja uma interface ou classe abstrata. </text:p>
      <text:p text:style-name="P31"/>
      <text:p text:style-name="P32">Composite – Quando um Conjunto é um indivíduo</text:p>
      <text:p text:style-name="P32"/>
      <text:p text:style-name="P33">Apresenta o padrão composite com o exemplo do trecho aéreo aonde existe o trecho simples e o composto ambos estendidos de TrechoAereo. Aqui existe um ponto legal que é aonde é falado o porque o trecho composto não herda o trecho simples pelo fato de que no caso o trecho composto não utilizaria a estrutura e métodos da hipotética classe pai. Esse comportamento é um code smell conhecido como refused bequest. Porque herdar se não vai usar?</text:p>
      <text:p text:style-name="P33"/>
      <text:p text:style-name="P34">Encadeando Execuções com Chain of Responsability</text:p>
      <text:p text:style-name="P34"/>
      <text:p text:style-name="P35">Mais um exemplo que usa, segundo o jargão do livro, composição recursiva. <text:span text:style-name="T18">Muitas operações executadas em sequência seguindo uma ordem e sendo realizada por classes distintas. Sendo que estás ainda podem ser reutilizadas. Legal aqui a observação dizendo que o padrão template method é utilizado no chain of responsability e também o exemplo dos filters da plataforma J2EE que se valem de chains.</text:span></text:p>
      <text:p text:style-name="P35"/>
      <text:p text:style-name="P39">Cap<text:span text:style-name="T23">í</text:span>tulo 5</text:p>
      <text:p text:style-name="P36">Envolvendo Objetos</text:p>
      <text:p text:style-name="P36"/>
      <text:p text:style-name="P36">Neste capítulo os dois principais padrões descritos são os Proxie e o Decorator. <text:span text:style-name="T21">O ponto chave aqui é encapsulamento.</text:span> O autor afirma que esses dois padrões são muito semelhante estruturalmente e a maior diferença está no objetivo de cada um. <text:span text:style-name="T19">Sendo que o objetivo do decorator é mais para adicionar novas funcionalidades e o proxy para proteger o objeto principal ou objeto envolto. </text:span></text:p>
      <text:p text:style-name="P36"/>
      <text:p text:style-name="P37">Ele cita também a possibilidade de realizar um proxie <text:span text:style-name="T21">dinâmico</text:span> e também a classe Collections do java que utiliza o padrão decorator além das chamadas remotas com RMI que criam os stubs e os skeleton. <text:span text:style-name="T20">O trecho de código de exemplo é o da decoração de transações e do cache de operações de um DAO.</text:span></text:p>
      <text:p text:style-name="P37"/>
      <text:p text:style-name="P38">Outro padrão apresentado neste capítulo é o adapter. Ele é parecido com o decorator e o proxy mas no caso a abstração encapsulada é diferente da interface implementada pela <text:span text:style-name="T22">classe que a envolve</text:span>.</text:p>
      <text:p text:style-name="P38"/>
      <text:p text:style-name="P40">Capitulo 6</text:p>
      <text:p text:style-name="P40"><text:s/>Estratégias de Criação de Objetos</text:p>
      <text:p text:style-name="P40"/>
      <text:p text:style-name="P41">Limitações dos construtores</text:p>
      <text:p text:style-name="P41"/>
      <text:p text:style-name="P41">Rápida explanação dos drawbacks decorrentes do uso de construtores em determinadas situações. São pouco intuitivos quando sobrecarregados, com muitos parâmetros e o acoplamento criado na classe cliente quando necessário a chamada direta de construtores.</text:p>
      <text:p text:style-name="P41"/>
      <text:p text:style-name="P41">Outro ponto é que dois construtores não podem ter parametros iguais, assim se precisamos ter duas maneiras de se criar utilizando os mesmos parametros teremos que nos valer de condicionais etc.</text:p>
      <text:p text:style-name="P41"/>
      <text:p text:style-name="P41">Um construtor sempre cria um novo objeto, assim não se pode reutilizar objetos grandes, ou que são muito utilizados.</text:p>
      <text:p text:style-name="P41"/>
      <text:p text:style-name="P42"><text:soft-page-break/>Um construtor só retorna objetos do mesmo tipo.</text:p>
      <text:p text:style-name="P42"/>
      <text:p text:style-name="P43">Alternativas</text:p>
      <text:p text:style-name="P43"/>
      <text:p text:style-name="P43">Criando objetos com métodos estáticos. <text:span text:style-name="T24">Exemplos no java efetivo.</text:span></text:p>
      <text:p text:style-name="P43"/>
      <text:p text:style-name="P44">Static Factory Method é diferente de Factory Method. O primeiro é uma maneira de encapsular a criação e obtenção de instancias o outro já é um hook method.</text:p>
      <text:p text:style-name="P44"/>
      <text:p text:style-name="P45">Impedindo de Invocar o Construtor.</text:p>
      <text:p text:style-name="P45"/>
      <text:p text:style-name="P46">Um único objeto da classe com Singleton.</text:p>
      <text:p text:style-name="P46"/>
      <text:p text:style-name="P46">Encapsulando a lógica complexa de criação com builder</text:p>
      <text:p text:style-name="P46"/>
      <text:p text:style-name="P46">Exemplo do hibernate, annotationconfiguration.</text:p>
      <text:p text:style-name="P46"/>
      <text:p text:style-name="P46">Builder com interface fluente. Internal dsl</text:p>
      <text:p text:style-name="P46"/>
      <text:p text:style-name="P46">Relacionando famílias de objetos com abstractfactory</text:p>
      <text:p text:style-name="P46"/>
      <text:p text:style-name="P46"/>
      <text:p text:style-name="P46"/>
      <text:p text:style-name="P46">Capitulo 7</text:p>
      <text:p text:style-name="P46">Modularidade</text:p>
      <text:p text:style-name="P46"/>
      <text:p text:style-name="P46">Fabrica Dinamica de objetos</text:p>
      <text:p text:style-name="P46"/>
      <text:p text:style-name="P46">Dynamic Factory</text:p>
      <text:p text:style-name="P47">Injeção de Dependencias</text:p>
      <text:p text:style-name="P47">Service Locator</text:p>
      <text:p text:style-name="P47"/>
      <text:p text:style-name="P48">Capitulo 8</text:p>
      <text:p text:style-name="P48">Adicionando operações</text:p>
      <text:p text:style-name="P48"/>
      <text:p text:style-name="P48">Command</text:p>
      <text:p text:style-name="P48">Double Dispatch</text:p>
      <text:p text:style-name="P49">Visitor</text:p>
      <text:p text:style-name="P49"/>
      <text:p text:style-name="P49"/>
      <text:p text:style-name="P49">Capitulo 9</text:p>
      <text:p text:style-name="P49">Gerenciando muitos objetos</text:p>
      <text:p text:style-name="P49"/>
      <text:p text:style-name="P49">Criando uma fachada para suas classes</text:p>
      <text:p text:style-name="P50">Mediator</text:p>
      <text:p text:style-name="P50">Flyweight</text:p>
      <text:p text:style-name="P50"/>
      <text:p text:style-name="P50">Indo além do básico</text:p>
      <text:p text:style-name="P50"/>
      <text:p text:style-name="P47"/>
      <text:p text:style-name="P46"/>
      <text:p text:style-name="P46"/>
      <text:p text:style-name="P38"><text:soft-page-break/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7:48:02.867000000</meta:creation-date>
    <dc:date>2015-03-12T13:31:33.862000000</dc:date>
    <meta:editing-duration>P2DT12H31M31S</meta:editing-duration>
    <meta:editing-cycles>71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85" meta:word-count="1194" meta:character-count="7601" meta:non-whitespace-character-count="6477"/>
  </office:meta>
</office:document-meta>
</file>